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6879"/>
    </style:style>
    <style:style style:name="P2" style:family="paragraph" style:parent-style-name="Standard">
      <style:text-properties fo:font-weight="bold" officeooo:paragraph-rsid="00176879" style:font-weight-asian="bold" style:font-weight-complex="bold"/>
    </style:style>
    <style:style style:name="P3" style:family="paragraph" style:parent-style-name="Standard" style:list-style-name="L2">
      <style:text-properties fo:font-weight="bold" officeooo:paragraph-rsid="00176879" style:font-weight-asian="bold" style:font-weight-complex="bold"/>
    </style:style>
    <style:style style:name="P4" style:family="paragraph" style:parent-style-name="Standard" style:list-style-name="L2">
      <style:text-properties style:use-window-font-color="true" fo:font-weight="bold" officeooo:paragraph-rsid="00176879" style:font-weight-asian="bold" style:font-weight-complex="bold"/>
    </style:style>
    <style:style style:name="P5" style:family="paragraph" style:parent-style-name="Standard" style:list-style-name="L2">
      <style:text-properties style:use-window-font-color="true" fo:font-weight="bold" officeooo:paragraph-rsid="0017979e" style:font-weight-asian="bold" style:font-weight-complex="bold"/>
    </style:style>
    <style:style style:name="P6" style:family="paragraph" style:parent-style-name="Standard" style:list-style-name="L2">
      <style:text-properties style:use-window-font-color="true" fo:font-weight="bold" officeooo:paragraph-rsid="001ec0d2" style:font-weight-asian="bold" style:font-weight-complex="bold"/>
    </style:style>
    <style:style style:name="P7" style:family="paragraph" style:parent-style-name="Standard" style:list-style-name="L2">
      <style:text-properties style:use-window-font-color="true" fo:font-weight="bold" officeooo:paragraph-rsid="001f392b" style:font-weight-asian="bold" style:font-weight-complex="bold"/>
    </style:style>
    <style:style style:name="P8" style:family="paragraph" style:parent-style-name="Standard" style:list-style-name="L2">
      <style:text-properties style:use-window-font-color="true" fo:font-weight="bold" officeooo:paragraph-rsid="00206310" style:font-weight-asian="bold" style:font-weight-complex="bold"/>
    </style:style>
    <style:style style:name="P9" style:family="paragraph" style:parent-style-name="Standard" style:list-style-name="L2">
      <style:text-properties style:use-window-font-color="true" fo:font-weight="bold" officeooo:paragraph-rsid="0021a0d3" style:font-weight-asian="bold" style:font-weight-complex="bold"/>
    </style:style>
    <style:style style:name="P10" style:family="paragraph" style:parent-style-name="Standard" style:list-style-name="L2">
      <style:text-properties style:use-window-font-color="true" fo:font-weight="bold" officeooo:paragraph-rsid="002294c1" style:font-weight-asian="bold" style:font-weight-complex="bold"/>
    </style:style>
    <style:style style:name="P11" style:family="paragraph" style:parent-style-name="Standard" style:list-style-name="L2">
      <style:text-properties style:use-window-font-color="true" fo:font-weight="bold" officeooo:paragraph-rsid="0023a56c" style:font-weight-asian="bold" style:font-weight-complex="bold"/>
    </style:style>
    <style:style style:name="P12" style:family="paragraph" style:parent-style-name="Standard" style:list-style-name="L2">
      <style:text-properties style:use-window-font-color="true" fo:font-weight="bold" officeooo:paragraph-rsid="0024e58f" style:font-weight-asian="bold" style:font-weight-complex="bold"/>
    </style:style>
    <style:style style:name="P13" style:family="paragraph" style:parent-style-name="Standard" style:list-style-name="L2">
      <style:text-properties style:use-window-font-color="true" fo:font-weight="bold" officeooo:paragraph-rsid="0025e1de" style:font-weight-asian="bold" style:font-weight-complex="bold"/>
    </style:style>
    <style:style style:name="P14" style:family="paragraph" style:parent-style-name="Standard" style:list-style-name="L2">
      <style:text-properties style:use-window-font-color="true" fo:font-weight="bold" officeooo:paragraph-rsid="0026bf94" style:font-weight-asian="bold" style:font-weight-complex="bold"/>
    </style:style>
    <style:style style:name="P15" style:family="paragraph" style:parent-style-name="Standard" style:list-style-name="L2">
      <style:text-properties style:use-window-font-color="true" fo:font-weight="bold" officeooo:paragraph-rsid="00283cde" style:font-weight-asian="bold" style:font-weight-complex="bold"/>
    </style:style>
    <style:style style:name="P16" style:family="paragraph" style:parent-style-name="Standard" style:list-style-name="L2">
      <style:text-properties style:use-window-font-color="true" fo:font-weight="bold" officeooo:paragraph-rsid="00294674" style:font-weight-asian="bold" style:font-weight-complex="bold"/>
    </style:style>
    <style:style style:name="P17" style:family="paragraph" style:parent-style-name="Standard" style:list-style-name="L2">
      <style:text-properties style:use-window-font-color="true" fo:font-weight="bold" officeooo:paragraph-rsid="00299fe5" style:font-weight-asian="bold" style:font-weight-complex="bold"/>
    </style:style>
    <style:style style:name="P18" style:family="paragraph" style:parent-style-name="Standard" style:list-style-name="L2">
      <style:text-properties style:use-window-font-color="true" fo:font-weight="bold" officeooo:paragraph-rsid="002b1f97" style:font-weight-asian="bold" style:font-weight-complex="bold"/>
    </style:style>
    <style:style style:name="P19" style:family="paragraph" style:parent-style-name="Standard" style:list-style-name="L2">
      <style:text-properties style:use-window-font-color="true" fo:font-weight="bold" officeooo:paragraph-rsid="002c4f75" style:font-weight-asian="bold" style:font-weight-complex="bold"/>
    </style:style>
    <style:style style:name="P20" style:family="paragraph" style:parent-style-name="Standard" style:list-style-name="L2">
      <style:text-properties style:use-window-font-color="true" fo:font-weight="bold" officeooo:paragraph-rsid="002c58ae" style:font-weight-asian="bold" style:font-weight-complex="bold"/>
    </style:style>
    <style:style style:name="P21" style:family="paragraph" style:parent-style-name="Standard" style:list-style-name="L2">
      <style:text-properties style:use-window-font-color="true" fo:font-weight="bold" officeooo:paragraph-rsid="002e361e" style:font-weight-asian="bold" style:font-weight-complex="bold"/>
    </style:style>
    <style:style style:name="P22" style:family="paragraph" style:parent-style-name="Standard">
      <style:text-properties style:use-window-font-color="true" fo:font-weight="bold" officeooo:paragraph-rsid="0017979e" style:font-weight-asian="bold" style:font-weight-complex="bold"/>
    </style:style>
    <style:style style:name="P23" style:family="paragraph" style:parent-style-name="Standard">
      <style:text-properties style:use-window-font-color="true" fo:font-weight="bold" officeooo:paragraph-rsid="002b1f97" style:font-weight-asian="bold" style:font-weight-complex="bold"/>
    </style:style>
    <style:style style:name="T1" style:family="text">
      <style:text-properties officeooo:rsid="001307ac"/>
    </style:style>
    <style:style style:name="T2" style:family="text">
      <style:text-properties officeooo:rsid="00176879"/>
    </style:style>
    <style:style style:name="T3" style:family="text">
      <style:text-properties fo:color="#ce181e" officeooo:rsid="00176879"/>
    </style:style>
    <style:style style:name="T4" style:family="text">
      <style:text-properties fo:color="#ce181e" officeooo:rsid="001782d5"/>
    </style:style>
    <style:style style:name="T5" style:family="text">
      <style:text-properties fo:color="#ce181e" officeooo:rsid="0017979e"/>
    </style:style>
    <style:style style:name="T6" style:family="text">
      <style:text-properties fo:color="#ce181e" officeooo:rsid="001b6836"/>
    </style:style>
    <style:style style:name="T7" style:family="text">
      <style:text-properties fo:color="#ce181e" officeooo:rsid="001c0c0c"/>
    </style:style>
    <style:style style:name="T8" style:family="text">
      <style:text-properties fo:color="#ce181e" officeooo:rsid="001c7a18"/>
    </style:style>
    <style:style style:name="T9" style:family="text">
      <style:text-properties fo:color="#ce181e" officeooo:rsid="001ec0d2"/>
    </style:style>
    <style:style style:name="T10" style:family="text">
      <style:text-properties fo:color="#ce181e" officeooo:rsid="002294c1"/>
    </style:style>
    <style:style style:name="T11" style:family="text">
      <style:text-properties fo:color="#ce181e" officeooo:rsid="0023cac5"/>
    </style:style>
    <style:style style:name="T12" style:family="text">
      <style:text-properties fo:color="#ce181e" officeooo:rsid="0026bf94"/>
    </style:style>
    <style:style style:name="T13" style:family="text">
      <style:text-properties fo:color="#ce181e" officeooo:rsid="002c58ae"/>
    </style:style>
    <style:style style:name="T14" style:family="text">
      <style:text-properties officeooo:rsid="001782d5"/>
    </style:style>
    <style:style style:name="T15" style:family="text">
      <style:text-properties officeooo:rsid="0017979e"/>
    </style:style>
    <style:style style:name="T16" style:family="text">
      <style:text-properties officeooo:rsid="001c7a18"/>
    </style:style>
    <style:style style:name="T17" style:family="text">
      <style:text-properties officeooo:rsid="001ec0d2"/>
    </style:style>
    <style:style style:name="T18" style:family="text">
      <style:text-properties officeooo:rsid="002294c1"/>
    </style:style>
    <style:style style:name="T19" style:family="text">
      <style:text-properties officeooo:rsid="0023cac5"/>
    </style:style>
    <style:style style:name="T20" style:family="text">
      <style:text-properties officeooo:rsid="0026bf94"/>
    </style:style>
    <style:style style:name="T21" style:family="text">
      <style:text-properties officeooo:rsid="002c58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 text:c="20"/><text:span text:style-name="T1">Lista podstawowych parametrow pomiaru “performance-events”</text:span></text:p>
      <text:p text:style-name="P1"><text:s text:c="20"/>procesor<text:span text:style-name="T2">a IceLake-X (server).</text:span></text:p>
      <text:p text:style-name="P1"/>
      <text:p text:style-name="P2"/>
      <text:p text:style-name="P2"/>
      <text:list xml:id="list397510642" text:style-name="L2">
        <text:list-item>
          <text:p text:style-name="P3">INST_RETIRED.ANY</text:p>
        </text:list-item>
        <text:list-item>
          <text:p text:style-name="P3">INST_RETIRED.PREC_DIST <text:span text:style-name="T3">← <text:s/>More precisie instr. distribution</text:span></text:p>
        </text:list-item>
        <text:list-item>
          <text:p text:style-name="P3">CPU_CLK_UNHALTED.THREAD <text:span text:style-name="T3">← Core clock count</text:span></text:p>
        </text:list-item>
        <text:list-item>
          <text:p text:style-name="P3">CPU_CLK_UNHALTED.REF_TSC</text:p>
        </text:list-item>
        <text:list-item>
          <text:p text:style-name="P3">TOPDOWN.SLOTS <text:span text:style-name="T3">← new architectural event</text:span></text:p>
        </text:list-item>
        <text:list-item>
          <text:p text:style-name="P4">LD_BLOCKS.STORE_FORWARD</text:p>
        </text:list-item>
        <text:list-item>
          <text:p text:style-name="P4">LD_BLOCKS.NO_SR <text:span text:style-name="T3">← for loads crossing cache line boundary</text:span></text:p>
        </text:list-item>
        <text:list-item>
          <text:p text:style-name="P4">DTLB_LOAD_MISSES.WALK_COMPLETED_4K</text:p>
        </text:list-item>
        <text:list-item>
          <text:p text:style-name="P4">DTLB_LOAD_MISSES.WALK_COMPLETED_2M_4M</text:p>
        </text:list-item>
        <text:list-item>
          <text:p text:style-name="P4">DTLB_LOAD_MISSES.WALK_COMPLETED</text:p>
        </text:list-item>
        <text:list-item>
          <text:p text:style-name="P4">DTLB_LOAD_MISSES.STLB_HIT</text:p>
        </text:list-item>
        <text:list-item>
          <text:p text:style-name="P4">INT_MISC.RECOVERY_CYCLES</text:p>
        </text:list-item>
        <text:list-item>
          <text:p text:style-name="P4">INT_MISC.UOP_DROPPING <text:span text:style-name="T3">← new event (TMAM type)</text:span></text:p>
        </text:list-item>
        <text:list-item>
          <text:p text:style-name="P4">UOPS_ISSUED.STALL_CYCLES <text:span text:style-name="T4">← Important event</text:span></text:p>
        </text:list-item>
        <text:list-item>
          <text:p text:style-name="P4">ARITH.DIVIDER_ACTIVE <text:span text:style-name="T4">← counts also integral operations</text:span></text:p>
        </text:list-item>
        <text:list-item>
          <text:p text:style-name="P4"><text:span text:style-name="T14">L2_RQSTS.DEMAND_DATA_RD_MISS</text:span></text:p>
        </text:list-item>
        <text:list-item>
          <text:p text:style-name="P4">L2_RQSTS.CODE_RD_MISS <text:span text:style-name="T4">← L2 instruction misses</text:span></text:p>
        </text:list-item>
        <text:list-item>
          <text:p text:style-name="P4">L2_RQSTS.ALL_DEMAND_MISS <text:span text:style-name="T4">← L2 all demand misses (code,data)</text:span></text:p>
        </text:list-item>
        <text:list-item>
          <text:p text:style-name="P4"><text:span text:style-name="T14">L2_RQSTS.DEMAND_DATA_RD_HIT</text:span></text:p>
        </text:list-item>
        <text:list-item>
          <text:p text:style-name="P4">L2_RQSTS.CODE_RD_HIT</text:p>
        </text:list-item>
        <text:list-item>
          <text:p text:style-name="P4">CORE_POWER.LVL0_TURBO_LICENSE <text:span text:style-name="T5">← Important metric for power analysis</text:span></text:p>
        </text:list-item>
        <text:list-item>
          <text:p text:style-name="P5"><text:span text:style-name="T15">CORE_POWER.LVL1_TURBO_LICENSE </text:span><text:span text:style-name="T5">← Important metric for power analysis</text:span></text:p>
        </text:list-item>
        <text:list-item>
          <text:p text:style-name="P5"><text:span text:style-name="T15">CORE_POWER.LVL2_TURBO_LICENSE <text:s/></text:span><text:span text:style-name="T5">← Important metric for power analysis</text:span></text:p>
        </text:list-item>
        <text:list-item>
          <text:p text:style-name="P5"><text:span text:style-name="T15">LONGEST_LAT_CACHE.MISS </text:span><text:span text:style-name="T5">← L3 misses (data,code) core issued.</text:span></text:p>
        </text:list-item>
        <text:list-item>
          <text:p text:style-name="P5">CPU_CLK_UNHALTED.THREAD_P <text:span text:style-name="T6">← Architectural event</text:span></text:p>
        </text:list-item>
        <text:list-item>
          <text:p text:style-name="P5">CPU_CLK_UNHALTED.REF_XCLK</text:p>
        </text:list-item>
        <text:list-item>
          <text:p text:style-name="P5">L1D_PEND_MISS.PENDING <text:span text:style-name="T6">← L1D misses (their count) waiting to be serviced (per cycle)</text:span></text:p>
        </text:list-item>
        <text:list-item>
          <text:p text:style-name="P5">L1D_PEND_MISS.PENDING_CYCLES <text:span text:style-name="T6">← Cycles of L1D pending misses</text:span></text:p>
        </text:list-item>
        <text:list-item>
          <text:p text:style-name="P5">DTLB_STORE_MISSES.WALK_COMPLETED_4K</text:p>
        </text:list-item>
        <text:list-item>
          <text:p text:style-name="P5">DTLB_STORE_MISSES.WALK_COMPLETED_2M_4M</text:p>
        </text:list-item>
        <text:list-item>
          <text:p text:style-name="P5">L1D.REPLACEMENT</text:p>
        </text:list-item>
        <text:list-item>
          <text:p text:style-name="P5">RS_EVENTS.EMPTY_CYCLES <text:span text:style-name="T7">← Important event</text:span></text:p>
        </text:list-item>
        <text:list-item>
          <text:p text:style-name="P5">RS_EVENTS.EMPTY_END</text:p>
        </text:list-item>
        <text:list-item>
          <text:p text:style-name="P5">OFFCORE_REQUESTS_OUTSTANDING.DEMAND_DATA_RD </text:p>
        </text:list-item>
        <text:list-item>
          <text:p text:style-name="P5">OFFCORE_REQUESTS_OUTSTANDING.DEMAND_CODE_RD</text:p>
        </text:list-item>
        <text:list-item>
          <text:p text:style-name="P5">OFFCORE_REQUESTS_OUTSTANDING.CYCLES_WITH_DEMAND_CODE_RD</text:p>
        </text:list-item>
        <text:list-item>
          <text:p text:style-name="P5">OFFCORE_REQUESTS_OUTSTANDING.ALL_DATA_RD</text:p>
        </text:list-item>
        <text:list-item>
          <text:p text:style-name="P5">OFFCORE_REQUESTS_OUTSTANDING.L3_MISS_DEMAND_DATA_RD</text:p>
        </text:list-item>
        <text:list-item>
          <text:p text:style-name="P5">OFFCORE_REQUESTS_OUTSTANDING.CYCLES_WITH_L3_MISS_DEMAND_DATA_RD</text:p>
        </text:list-item>
        <text:list-item>
          <text:p text:style-name="P5">IDQ.MITE_UOPS <text:span text:style-name="T8">← Important event</text:span></text:p>
        </text:list-item>
        <text:list-item>
          <text:p text:style-name="P5"><text:span text:style-name="T16">IDQ.MITE_CYCLES_OK </text:span><text:span text:style-name="T8">← Important event</text:span></text:p>
        </text:list-item>
        <text:list-item>
          <text:p text:style-name="P5">IDQ.MITE_CYCLES_ANY <text:span text:style-name="T8">← Important event</text:span></text:p>
        </text:list-item>
        <text:list-item>
          <text:p text:style-name="P5"><text:span text:style-name="T16">IDQ.DSB_UOPS </text:span><text:span text:style-name="T8">← Important event</text:span></text:p>
        </text:list-item>
        <text:list-item>
          <text:p text:style-name="P6"><text:soft-page-break/><text:span text:style-name="T16">IDQ.DSB_CYCLES_OK <text:s/></text:span><text:span text:style-name="T8">← Important event</text:span></text:p>
        </text:list-item>
        <text:list-item>
          <text:p text:style-name="P6">IDQ.DSB_CYCLES_ANY <text:span text:style-name="T8">← Important event</text:span></text:p>
        </text:list-item>
        <text:list-item>
          <text:p text:style-name="P6">IDQ.MS_SWITCHES <text:span text:style-name="T8">← Important event</text:span></text:p>
        </text:list-item>
        <text:list-item>
          <text:p text:style-name="P6"><text:span text:style-name="T16">IDQ.MS_UOPS </text:span><text:span text:style-name="T8">← Important event</text:span></text:p>
        </text:list-item>
        <text:list-item>
          <text:p text:style-name="P6"><text:span text:style-name="T16">ICACHE_16B.IFDATA_STALL </text:span><text:span text:style-name="T8">← L1I miss (cycles)</text:span></text:p>
        </text:list-item>
        <text:list-item>
          <text:p text:style-name="P6"><text:span text:style-name="T16">ICACHE_64B.IFTAG_STALL ← </text:span><text:span text:style-name="T8">Stall due to L1I tag fetch lookup fail</text:span></text:p>
        </text:list-item>
        <text:list-item>
          <text:p text:style-name="P6">ITLB_MISSES.WALK_COMPLETED_4K <text:span text:style-name="T9">← Important event</text:span></text:p>
        </text:list-item>
        <text:list-item>
          <text:p text:style-name="P6"><text:span text:style-name="T17">ITLB_MISSES.WALK_COMPLETED_2M_4M </text:span><text:span text:style-name="T9">←</text:span><text:span text:style-name="T17"> </text:span><text:span text:style-name="T9">Important event</text:span></text:p>
        </text:list-item>
        <text:list-item>
          <text:p text:style-name="P7"><text:span text:style-name="T17">ITLB_MISSES.WALK_COMPLETED </text:span><text:span text:style-name="T9">←</text:span><text:span text:style-name="T17"> </text:span><text:span text:style-name="T9">Important event</text:span></text:p>
        </text:list-item>
        <text:list-item>
          <text:p text:style-name="P7">ITLB_MISSES.WALK_ACTIVE <text:span text:style-name="T9">←</text:span><text:span text:style-name="T17"> </text:span><text:span text:style-name="T9">Important event</text:span></text:p>
        </text:list-item>
        <text:list-item>
          <text:p text:style-name="P7"><text:span text:style-name="T17">ITLB_MISSES.STLB_HIT </text:span><text:span text:style-name="T9">←</text:span><text:span text:style-name="T17"> </text:span><text:span text:style-name="T9">Important event</text:span></text:p>
        </text:list-item>
        <text:list-item>
          <text:p text:style-name="P7"><text:span text:style-name="T17">IDQ_UOPS_NOT_DELIVERED.CORE </text:span><text:span text:style-name="T9">←</text:span><text:span text:style-name="T17"> </text:span><text:span text:style-name="T9">Important event</text:span></text:p>
        </text:list-item>
        <text:list-item>
          <text:p text:style-name="P8"><text:span text:style-name="T17">IDQ_UOPS_NOT_DELIVERED.CYCLES_0_UOPS_DELIV.CORE </text:span><text:span text:style-name="T9">←</text:span><text:span text:style-name="T17"> </text:span><text:span text:style-name="T9">Important event</text:span></text:p>
        </text:list-item>
        <text:list-item>
          <text:p text:style-name="P8"><text:span text:style-name="T17">IDQ_UOPS_NOT_DELIVERED.CYCLES_FE_WAS_OK </text:span><text:span text:style-name="T9">←</text:span><text:span text:style-name="T17"> </text:span><text:span text:style-name="T9">Important event</text:span></text:p>
        </text:list-item>
        <text:list-item>
          <text:p text:style-name="P8"><text:span text:style-name="T17">UOPS_DISPATCHED.PORT_0 </text:span><text:span text:style-name="T9">←</text:span><text:span text:style-name="T17"> </text:span><text:span text:style-name="T9">Important event</text:span></text:p>
        </text:list-item>
        <text:list-item>
          <text:p text:style-name="P9"><text:span text:style-name="T17">UOPS_DISPATCHED.PORT_1 </text:span><text:span text:style-name="T9">←</text:span><text:span text:style-name="T17"> </text:span><text:span text:style-name="T9">Important event</text:span></text:p>
        </text:list-item>
        <text:list-item>
          <text:p text:style-name="P9"><text:span text:style-name="T17">UOPS_DISPATCHED.PORT_2_3 <text:s/></text:span><text:span text:style-name="T9">←</text:span><text:span text:style-name="T17"> </text:span><text:span text:style-name="T9">Important event</text:span></text:p>
        </text:list-item>
        <text:list-item>
          <text:p text:style-name="P9"><text:span text:style-name="T17">UOPS_DISPATCHED.PORT_4_9 <text:s/></text:span><text:span text:style-name="T9">←</text:span><text:span text:style-name="T17"> </text:span><text:span text:style-name="T9">Important event</text:span></text:p>
        </text:list-item>
        <text:list-item>
          <text:p text:style-name="P9"><text:span text:style-name="T17">UOPS_DISPATCHED.PORT_5 </text:span><text:span text:style-name="T9">←</text:span><text:span text:style-name="T17"> </text:span><text:span text:style-name="T9">Important event</text:span></text:p>
        </text:list-item>
        <text:list-item>
          <text:p text:style-name="P9"><text:span text:style-name="T17">UOPS_DISPATCHED.PORT_6 </text:span><text:span text:style-name="T9">←</text:span><text:span text:style-name="T17"> </text:span><text:span text:style-name="T9">Important event</text:span></text:p>
        </text:list-item>
        <text:list-item>
          <text:p text:style-name="P10"><text:span text:style-name="T17">UOPS_DISPATCHED.PORT_7_8 </text:span><text:span text:style-name="T9">←</text:span><text:span text:style-name="T17"> </text:span><text:span text:style-name="T9">Important event</text:span></text:p>
        </text:list-item>
        <text:list-item>
          <text:p text:style-name="P10"><text:span text:style-name="T17">RESOURCE_STALLS.SCOREBOARD </text:span><text:span text:style-name="T9">← Stalls due to serialization instructions</text:span></text:p>
        </text:list-item>
        <text:list-item>
          <text:p text:style-name="P10"><text:span text:style-name="T17">RESOURCE_STALLS.SB </text:span><text:span text:style-name="T9">← Less important event</text:span></text:p>
        </text:list-item>
        <text:list-item>
          <text:p text:style-name="P10">CYCLE_ACTIVITY.CYCLES_L2_MISS <text:span text:style-name="T10">← Important event</text:span></text:p>
        </text:list-item>
        <text:list-item>
          <text:p text:style-name="P10">CYCLE_ACTIVITY.STALLS_TOTAL <text:span text:style-name="T10">← Important event</text:span></text:p>
        </text:list-item>
        <text:list-item>
          <text:p text:style-name="P10"><text:span text:style-name="T18">CYCLE_ACTIVITY.CYCLES_L2_MISS </text:span><text:span text:style-name="T10">← Important event</text:span></text:p>
        </text:list-item>
        <text:list-item>
          <text:p text:style-name="P10"><text:span text:style-name="T18">CYCLE_ACTIVITY.STALLS_L2_MISS </text:span><text:span text:style-name="T10">← Important event</text:span></text:p>
        </text:list-item>
        <text:list-item>
          <text:p text:style-name="P10">CYCLE_ACTIVITY.STALLS_L3_MISS <text:span text:style-name="T10">← Important event</text:span></text:p>
        </text:list-item>
        <text:list-item>
          <text:p text:style-name="P10">CYCLE_ACTIVITY.CYCLES_L1D_MISS <text:span text:style-name="T10">← Important event</text:span></text:p>
        </text:list-item>
        <text:list-item>
          <text:p text:style-name="P11"><text:span text:style-name="T18">CYCLE_ACTIVITY.STALLS_L1D_MISS </text:span><text:span text:style-name="T10">← Important event</text:span></text:p>
        </text:list-item>
        <text:list-item>
          <text:p text:style-name="P11"><text:span text:style-name="T18">CYCLE_ACTIVITY.CYCLES_MEM_ANY </text:span><text:span text:style-name="T10">← Important event</text:span></text:p>
        </text:list-item>
        <text:list-item>
          <text:p text:style-name="P11"><text:span text:style-name="T18">TOPDOWN.SLOTS_P </text:span><text:span text:style-name="T10">← Architectural event</text:span></text:p>
        </text:list-item>
        <text:list-item>
          <text:p text:style-name="P11"><text:span text:style-name="T18">EXE_ACTIVITY.BOUND_ON_STORES</text:span></text:p>
        </text:list-item>
        <text:list-item>
          <text:p text:style-name="P11">LSD.UOPS <text:span text:style-name="T11">← Important event</text:span></text:p>
        </text:list-item>
        <text:list-item>
          <text:p text:style-name="P11">LSD.CYCLES_ACTIVE <text:span text:style-name="T11">← Important event</text:span></text:p>
        </text:list-item>
        <text:list-item>
          <text:p text:style-name="P12">LSD.CYCLES_OK <text:span text:style-name="T11">← Important event</text:span></text:p>
        </text:list-item>
        <text:list-item>
          <text:p text:style-name="P12"><text:span text:style-name="T19">DSB2MITE_SWITCHES.PENALTY_CYCLES </text:span><text:span text:style-name="T11">← Important event</text:span></text:p>
        </text:list-item>
        <text:list-item>
          <text:p text:style-name="P12"><text:span text:style-name="T19">DSB2MITE_SWITCHES.COUNT </text:span><text:span text:style-name="T11">← Important event</text:span></text:p>
        </text:list-item>
        <text:list-item>
          <text:p text:style-name="P12"><text:span text:style-name="T19">UOPS_EXECUTED.THREAD </text:span><text:span text:style-name="T11">← Important event</text:span></text:p>
        </text:list-item>
        <text:list-item>
          <text:p text:style-name="P13"><text:span text:style-name="T19">UOPS_EXECUTED.STALL_CYCLES </text:span><text:span text:style-name="T11">← Important event</text:span></text:p>
        </text:list-item>
        <text:list-item>
          <text:p text:style-name="P13"><text:span text:style-name="T19">UOPS_EXECUTED.X87</text:span></text:p>
        </text:list-item>
        <text:list-item>
          <text:p text:style-name="P13">ASSISTS.FP</text:p>
        </text:list-item>
        <text:list-item>
          <text:p text:style-name="P13">ASSISTS.ANY</text:p>
        </text:list-item>
        <text:list-item>
          <text:p text:style-name="P13">UOPS_RETIRED.STALL_CYCLES <text:span text:style-name="T11">← Important event</text:span></text:p>
        </text:list-item>
        <text:list-item>
          <text:p text:style-name="P14"><text:span text:style-name="T19">UOPS_RETIRED.SLOTS </text:span><text:span text:style-name="T11">← Important event</text:span></text:p>
        </text:list-item>
        <text:list-item>
          <text:p text:style-name="P14"><text:span text:style-name="T19">BR_INST_RETIRED.ALL_BRANCHES </text:span><text:span text:style-name="T11">← Important event </text:span><text:span text:style-name="T12">(PEBS)</text:span></text:p>
        </text:list-item>
        <text:list-item>
          <text:p text:style-name="P14"><text:span text:style-name="T20">BR_INST_RETIRED.COND_TAKEN </text:span><text:span text:style-name="T11">← Important event </text:span><text:span text:style-name="T12">(PEBS)</text:span></text:p>
        </text:list-item>
        <text:list-item>
          <text:p text:style-name="P14"><text:span text:style-name="T20">BR_INST_RETIRED.COND </text:span><text:span text:style-name="T11">← Important event </text:span><text:span text:style-name="T12">(PEBS)</text:span></text:p>
        </text:list-item>
        <text:list-item>
          <text:p text:style-name="P14"><text:span text:style-name="T20">BR_INST_RETIRED.NEAR_TAKEN </text:span><text:span text:style-name="T11">← Important event </text:span><text:span text:style-name="T12">(PEBS)</text:span></text:p>
        </text:list-item>
        <text:list-item>
          <text:p text:style-name="P14"><text:span text:style-name="T20">BR_INST_RETIRED.FAR_BRANCH </text:span><text:span text:style-name="T11">← Important event </text:span><text:span text:style-name="T12">(PEBS)</text:span></text:p>
        </text:list-item>
        <text:list-item>
          <text:p text:style-name="P14"><text:span text:style-name="T20">BR_INST_RETIRED.INDIRECT </text:span><text:span text:style-name="T11">← Important event </text:span><text:span text:style-name="T12">(PEBS)</text:span></text:p>
        </text:list-item>
        <text:list-item>
          <text:p text:style-name="P14"><text:soft-page-break/><text:span text:style-name="T20">BR_MISP_RETIRED.ALL_BRANCHES </text:span><text:span text:style-name="T11">← Important event </text:span><text:span text:style-name="T12">(PEBS)</text:span></text:p>
        </text:list-item>
        <text:list-item>
          <text:p text:style-name="P14"><text:span text:style-name="T20">BR_MISP_RETIRED.COND_TAKEN </text:span><text:span text:style-name="T11">← Important event </text:span><text:span text:style-name="T12">(PEBS)</text:span></text:p>
        </text:list-item>
        <text:list-item>
          <text:p text:style-name="P14"><text:span text:style-name="T20">BR_MISP_RETIRED.INDIRECT_CALL </text:span><text:span text:style-name="T11">← Important event </text:span><text:span text:style-name="T12">(PEBS)</text:span></text:p>
        </text:list-item>
        <text:list-item>
          <text:p text:style-name="P14"><text:span text:style-name="T20">BR_MISP_RETIRED.COND_NTAKEN </text:span><text:span text:style-name="T11">← Important event </text:span><text:span text:style-name="T12">(PEBS)</text:span></text:p>
        </text:list-item>
        <text:list-item>
          <text:p text:style-name="P15"><text:span text:style-name="T20">BR_MISP_RETIRED.COND </text:span><text:span text:style-name="T11">← Important event </text:span><text:span text:style-name="T12">(PEBS)</text:span></text:p>
        </text:list-item>
        <text:list-item>
          <text:p text:style-name="P16"><text:span text:style-name="T20">FRONTEND_RETIRED.DSB_MISS </text:span><text:span text:style-name="T11">← Important event </text:span><text:span text:style-name="T12">(PEBS)</text:span></text:p>
        </text:list-item>
        <text:list-item>
          <text:p text:style-name="P16"><text:span text:style-name="T20">FRONTEND_RETIRED.L1I_MISS </text:span><text:span text:style-name="T11">← Important event </text:span><text:span text:style-name="T12">(PEBS)</text:span></text:p>
        </text:list-item>
        <text:list-item>
          <text:p text:style-name="P17"><text:span text:style-name="T20">FRONTEND_RETIRED.L2_MISS </text:span><text:span text:style-name="T11">← Important event </text:span><text:span text:style-name="T12">(PEBS)</text:span></text:p>
        </text:list-item>
        <text:list-item>
          <text:p text:style-name="P17"><text:span text:style-name="T20">FRONTEND_RETIRED.ITLB_MISS </text:span><text:span text:style-name="T11">← Important event </text:span><text:span text:style-name="T12">(PEBS)</text:span></text:p>
        </text:list-item>
        <text:list-item>
          <text:p text:style-name="P17"><text:span text:style-name="T20">FRONTEND_RETIRED.STLB_MISS </text:span><text:span text:style-name="T11">← Important event </text:span><text:span text:style-name="T12">(PEBS)</text:span></text:p>
        </text:list-item>
        <text:list-item>
          <text:p text:style-name="P17"><text:span text:style-name="T20">FRONTEND_RETIRED.LATENCY_GE_2_BUBBLES_GE_1 </text:span><text:span text:style-name="T11">← Important event </text:span><text:span text:style-name="T12">(PEBS)</text:span></text:p>
        </text:list-item>
        <text:list-item>
          <text:p text:style-name="P18"><text:span text:style-name="T20">FRONTEND_RETIRED.LATENCY_GE_1 </text:span><text:span text:style-name="T11">← Important event </text:span><text:span text:style-name="T12">(PEBS)</text:span></text:p>
        </text:list-item>
        <text:list-item>
          <text:p text:style-name="P18"><text:span text:style-name="T20">FP_ARITH_INST_RETIRED.512B_PACKED_SINGLE</text:span></text:p>
        </text:list-item>
        <text:list-item>
          <text:p text:style-name="P18">FP_ARITH_INST_RETIRED.256B_PACKED_SINGLE</text:p>
        </text:list-item>
        <text:list-item>
          <text:p text:style-name="P18">MISC_RETIRED.PAUSE_INST</text:p>
        </text:list-item>
        <text:list-item>
          <text:p text:style-name="P18">MEM_TRANS_RETIRED.LOAD_LATENCY_GT_4<text:span text:style-name="T11">← Important event </text:span><text:span text:style-name="T12">(PEBS)</text:span></text:p>
        </text:list-item>
        <text:list-item>
          <text:p text:style-name="P18"><text:span text:style-name="T20">MEM_TRANS_RETIRED.LOAD_LATENCY_GT_8 </text:span><text:span text:style-name="T11">← Important event </text:span><text:span text:style-name="T12">(PEBS)</text:span></text:p>
        </text:list-item>
        <text:list-item>
          <text:p text:style-name="P18"><text:span text:style-name="T20">MEM_TRANS_RETIRED.LOAD_LATENCY_GT_16 </text:span><text:span text:style-name="T11">← Important event </text:span><text:span text:style-name="T12">(PEBS)</text:span></text:p>
        </text:list-item>
        <text:list-item>
          <text:p text:style-name="P19"><text:span text:style-name="T20">MEM_INST_RETIRED.STLB_MISS_LOADS </text:span><text:span text:style-name="T11">← Important event </text:span><text:span text:style-name="T12">(PEBS)</text:span></text:p>
        </text:list-item>
        <text:list-item>
          <text:p text:style-name="P19"><text:span text:style-name="T20">MEM_INST_RETIRED.STLB_MISS_STORES </text:span><text:span text:style-name="T11">← Important event </text:span><text:span text:style-name="T12">(PEBS)</text:span></text:p>
        </text:list-item>
        <text:list-item>
          <text:p text:style-name="P19"><text:span text:style-name="T20">MEM_INST_RETIRED.LOCK_LOADS </text:span><text:span text:style-name="T12">← Important event (PEBS)</text:span></text:p>
        </text:list-item>
        <text:list-item>
          <text:p text:style-name="P19">MEM_INST_RETIRED.SPLIT_LOADS <text:span text:style-name="T12">← Important event (PEBS)</text:span></text:p>
        </text:list-item>
        <text:list-item>
          <text:p text:style-name="P19">MEM_INST_RETIRED.SPLIT_STORES <text:span text:style-name="T12">← Important event (PEBS)</text:span></text:p>
        </text:list-item>
        <text:list-item>
          <text:p text:style-name="P19"><text:span text:style-name="T20">OCR.HWPF_L3.L3_HIT</text:span></text:p>
        </text:list-item>
        <text:list-item>
          <text:p text:style-name="P19">OCR.HWPF_L2_DATA_RD.L3_HIT</text:p>
        </text:list-item>
        <text:list-item>
          <text:p text:style-name="P19">OCR.HWPF_L1D_AND_SWPF.L3_HIT</text:p>
        </text:list-item>
        <text:list-item>
          <text:p text:style-name="P19">OCR.HWPF_L1D_AND_SWPF.DRAM</text:p>
        </text:list-item>
        <text:list-item>
          <text:p text:style-name="P19">OCR.HWPF_L1D_AND_SWPF.L3_MISS_LOCAL</text:p>
        </text:list-item>
        <text:list-item>
          <text:p text:style-name="P19">OCR.DEMAND_DATA_RD.L3_MISS</text:p>
        </text:list-item>
        <text:list-item>
          <text:p text:style-name="P19">L2_LINES_OUT.NON_SILENT</text:p>
        </text:list-item>
        <text:list-item>
          <text:p text:style-name="P19">L2_LINES_OUT.SILENT</text:p>
        </text:list-item>
        <text:list-item>
          <text:p text:style-name="P19">BACLEARS.ANY</text:p>
        </text:list-item>
        <text:list-item>
          <text:p text:style-name="P19">MEM_LOAD_L3_MISS_RETIRED.LOCAL_DRAM <text:span text:style-name="T13">← (PEBS)</text:span></text:p>
        </text:list-item>
        <text:list-item>
          <text:p text:style-name="P20"><text:span text:style-name="T21">MEM_LOAD_RETIRED.L3_MISS </text:span><text:span text:style-name="T12">← Important event (PEBS)</text:span></text:p>
        </text:list-item>
        <text:list-item>
          <text:p text:style-name="P20"><text:span text:style-name="T20">MEM_LOAD_RETIRED.L2_MISS </text:span><text:span text:style-name="T12">← Important event (PEBS)</text:span></text:p>
        </text:list-item>
        <text:list-item>
          <text:p text:style-name="P20"><text:span text:style-name="T20">MEM_LOAD_RETIRED.L1_MISS</text:span><text:span text:style-name="T12">← Important event (PEBS)</text:span></text:p>
        </text:list-item>
        <text:list-item>
          <text:p text:style-name="P21"><text:span text:style-name="T20">MEM_LOAD_RETIRED.L1_HIT </text:span><text:span text:style-name="T12">← Important event (PEBS)</text:span></text:p>
        </text:list-item>
        <text:list-item>
          <text:p text:style-name="P21"><text:span text:style-name="T20">MEM_LOAD_RETIRED.L2_HIT </text:span><text:span text:style-name="T12">← Important event (PEBS)</text:span></text:p>
        </text:list-item>
        <text:list-item>
          <text:p text:style-name="P21"><text:span text:style-name="T20">MEM_LOAD_RETIRED.L3_HIT </text:span><text:span text:style-name="T12">← Important event (PEBS)</text:span></text:p>
        </text:list-item>
      </text:list>
      <text:p text:style-name="P23"><text:span text:style-name="T12"/></text:p>
      <text:p text:style-name="P23"/>
      <text:p text:style-name="P22"><text:s text:c="7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3T07:22:25.974019657</meta:creation-date>
    <meta:generator>LibreOffice/6.0.7.3$Linux_X86_64 LibreOffice_project/00m0$Build-3</meta:generator>
    <dc:date>2021-08-03T13:44:47.520300599</dc:date>
    <meta:editing-duration>PT1H26M28S</meta:editing-duration>
    <meta:editing-cycles>9</meta:editing-cycles>
    <meta:document-statistic meta:table-count="0" meta:image-count="0" meta:object-count="0" meta:page-count="3" meta:paragraph-count="136" meta:word-count="638" meta:character-count="5928" meta:non-whitespace-character-count="5505"/>
  </office:meta>
</office:document-meta>
</file>